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Grande" svg:font-family="'Lucida Grande',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0pt" style:font-size-asian="30pt" style:font-size-complex="30pt"/>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style>
    <style:style style:name="P10" style:family="paragraph" style:parent-style-name="Standard">
      <style:text-properties fo:font-size="14pt" fo:font-weight="bold" style:font-size-asian="14pt" style:font-weight-asian="bold" style:font-size-complex="14pt" style:font-weight-complex="bold"/>
    </style:style>
    <style:style style:name="T1" style:family="text">
      <style:text-properties fo:font-size="12pt" fo:font-weight="normal" style:font-size-asian="12pt" style:font-weight-asian="normal" style:font-size-complex="12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Bericht</text:p>
      <text:p text:style-name="P2">Watchdogs</text:p>
      <text:p text:style-name="P5">Was ist ein Watchdog?</text:p>
      <text:p text:style-name="P6"/>
      <text:p text:style-name="P6">Watchdogs werden in Mikrocontroller-gesteuerten elektrischen Geräten eingesetzt um einem Komplettausfall des Gerätes durch Softwareversagen zuvorzukommen.</text:p>
      <text:p text:style-name="P6"/>
      <text:p text:style-name="P6">Dabei unterscheidet man zwischen Hardware-Watchdog und Software-Watchdog.</text:p>
      <text:p text:style-name="P6"/>
      <text:p text:style-name="P6"/>
      <text:p text:style-name="P4">Hardware-Watchdog</text:p>
      <text:p text:style-name="P3"/>
      <text:p text:style-name="P3">Ein Hardware-Watchdog ist im Mikrocontroller integriert, ein auf der Platine verbauter Mikroelektronik-Baustein oder eine externe Mikroelektronikkomponente mit Kommunikation zum Microcontroller.</text:p>
      <text:p text:style-name="P3"/>
      <text:p text:style-name="P3"/>
      <text:p text:style-name="P4">Software-Watchdog</text:p>
      <text:p text:style-name="P8"/>
      <text:p text:style-name="Standard">Ein Software-Watchdog ist eine prüfende Software im Microcontroller. Das Watchdog-Software-Modul kontrolliert ob alle wichtigen Programm-Module in einem vorgegebenen Zeitrahmen korrekt ausgeführt werden oder ob ein Modul unzulässig lange für die Bearbeitung benötigt.</text:p>
      <text:p text:style-name="Standard"/>
      <text:p text:style-name="Standard"/>
      <text:p text:style-name="P10">Wie funktioniert ein Watchdog?</text:p>
      <text:p text:style-name="P7"/>
      <text:p text:style-name="P7">Hierbei gibt es zwei Konzepte:</text:p>
      <text:p text:style-name="P7"/>
      <text:p text:style-name="P7">Konzept 1:</text:p>
      <text:p text:style-name="P7">Die Software des Microcontrollers teilt dem Watchdog in regelmäßigen Abständen mit, dass sie noch ordnungsmäßig arbeitet. Tut sie das nicht setzt der Watchdog den Microcontroller zurück in den definierten Ausgangszustand (Reset).</text:p>
      <text:p text:style-name="P7"/>
      <text:p text:style-name="P7">Konzept 2:</text:p>
      <text:p text:style-name="P7">Ein Zähler wird ständig von der Software auf einen bestimmten Wert gesetzt. Dieser wird aber gleichzeitig ständig hardwareseitig dekrementiert. Erreicht er 0, so hat es die Software nicht geschafft ihn rechtzeitig zu erhöhen und ist wahrscheinlich hängengeblieben oder ausgefallen. Daraufhin setzt der Watchdog den Microcontroller zurück in den definierten Ausgangszustand (Reset).</text:p>
      <text:p text:style-name="P7"/>
      <text:p text:style-name="P7"/>
      <text:p text:style-name="P7"/>
      <text:p text:style-name="P7"/>
      <text:p text:style-name="P7"/>
      <text:p text:style-name="P7"/>
      <text:p text:style-name="P7"/>
      <text:p text:style-name="Standard"><text:span text:style-name="T1">Informationsquelle: </text:span><text:a xlink:type="simple" xlink:href="http://de.wikipedia.org/wiki/Watchdog">http://de.wikipedia.org/wiki/Watchdo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Grande" svg:font-family="'Lucida Grande', sans-serif"/>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Diplomarbeit – Automatische Fischfütterungsanlage</text:p>
      </style:header>
      <style:footer>
        <text:p text:style-name="Footer">Bernhard Fritz, Patrick Schwarz<text:tab/><text:tab/>23.08.201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8-20T13:48:45.30</meta:creation-date>
    <dc:date>2011-08-23T10:44:51.45</dc:date>
    <meta:editing-duration>PT01H42M51S</meta:editing-duration>
    <meta:editing-cycles>14</meta:editing-cycles>
    <meta:generator>OpenOffice.org/3.2$Win32 OpenOffice.org_project/320m18$Build-9502</meta:generator>
    <meta:document-statistic meta:table-count="0" meta:image-count="0" meta:object-count="0" meta:page-count="2" meta:paragraph-count="18" meta:word-count="188" meta:character-count="1600"/>
  </office:meta>
</office:document-meta>
</file>